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Contents_20_1">
      <style:paragraph-properties>
        <style:tab-stops>
          <style:tab-stop style:position="6.2673in" style:type="right" style:leader-style="dotted" style:leader-text="."/>
        </style:tab-stops>
      </style:paragraph-properties>
    </style:style>
    <style:style style:name="P25" style:family="paragraph" style:parent-style-name="Contents_20_2">
      <style:paragraph-properties>
        <style:tab-stops>
          <style:tab-stop style:position="6.0673in" style:type="right" style:leader-style="dotted" style:leader-text="."/>
        </style:tab-stops>
      </style:paragraph-properties>
    </style:style>
    <style:style style:name="P26" style:family="paragraph" style:parent-style-name="Contents_20_3">
      <style:paragraph-properties>
        <style:tab-stops>
          <style:tab-stop style:position="5.8673in" style:type="right" style:leader-style="dotted" style:leader-text="."/>
        </style:tab-stops>
      </style:paragraph-properties>
    </style:style>
    <style:style style:name="P27" style:family="paragraph" style:parent-style-name="Standard">
      <style:text-properties fo:font-size="6pt" style:font-size-asian="6pt" style:font-size-complex="6pt"/>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font-style="normal" style:font-style-asian="normal" style:font-style-complex="normal"/>
    </style:style>
    <style:style style:name="P31" style:family="paragraph" style:parent-style-name="Heading_20_2" style:master-page-name="">
      <style:paragraph-properties style:page-number="auto" fo:break-before="page"/>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Preformatted_20_Text">
      <style:text-properties fo:font-style="normal" style:font-style-asian="normal" style:font-style-complex="normal"/>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1/04/09</text:modification-date></text:p>
              </table:table-cell>
            </table:table-row>
            <table:table-row>
              <table:table-cell table:style-name="Titles.A2" office:value-type="string">
                <text:p text:style-name="Table_20_Contents">Issue</text:p>
              </table:table-cell>
              <table:table-cell table:style-name="Titles.B4" office:value-type="float" office:value="0.6">
                <text:p text:style-name="Table_20_Contents">0.6</text:p>
              </table:table-cell>
            </table:table-row>
          </table:table>
          <text:p text:style-name="Table"/>
        </draw:text-box>
      </draw:frame>
      <text:p text:style-name="Standard"/>
      <text:list xml:id="list35413790"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s/>0. <text:s/>Document Control<text:tab/>2</text:p>
          <text:p text:style-name="P25"><text:s/>0.1. <text:s/>Table of Contents<text:tab/>2</text:p>
          <text:p text:style-name="P25"><text:s/>0.2. <text:s/>References<text:tab/>2</text:p>
          <text:p text:style-name="P25"><text:s/>0.3. <text:s/>Document History<text:tab/>3</text:p>
          <text:p text:style-name="P24"><text:s/>1. <text:s/>Introduction<text:tab/>4</text:p>
          <text:p text:style-name="P25"><text:s/>1.1. <text:s/>VDM<text:tab/>4</text:p>
          <text:p text:style-name="P24"><text:s/>2. <text:s/>Using VDMJ<text:tab/>5</text:p>
          <text:p text:style-name="P25"><text:s/>2.1. <text:s/>Starting VDMJ<text:tab/>5</text:p>
          <text:p text:style-name="P25"><text:s/>2.2. <text:s/>Parsing, Type Checking, and Proof Obligations<text:tab/>7</text:p>
          <text:p text:style-name="P25"><text:s/>2.3. <text:s/>The Interpreter<text:tab/>7</text:p>
          <text:p text:style-name="P26"><text:s/>2.3.1. <text:s/>Suppressing Runtime Checks<text:tab/>13</text:p>
          <text:p text:style-name="P25"><text:s/>2.4. <text:s/>Debugging<text:tab/>15</text:p>
          <text:p text:style-name="P26"><text:s/>2.4.1. <text:s/>Single-threaded Debugging<text:tab/>15</text:p>
          <text:p text:style-name="P26"><text:s/>2.4.2. <text:s/>Multi-threaded Debugging<text:tab/>17</text:p>
          <text:p text:style-name="P24"><text:s/>3. <text:s/>Combinatorial Testing<text:tab/>20</text:p>
          <text:p text:style-name="P24"><text:s/>4. <text:s/>Internationalization (I18N)<text:tab/>23</text:p>
          <text:p text:style-name="P24"><text:s/>5. <text:s/>Appendix A: The shmem Example<text:tab/>24</text:p>
          <text:p text:style-name="P24"><text:s/>6. <text:s/>Appendix B: Supported Character Sets<text:tab/>28</text:p>
        </text:index-body>
      </text:table-of-content>
      <text:list xml:id="list35440919" text:continue-numbering="true" text:style-name="Outline">
        <text:list-item>
          <text:list>
            <text:list-item>
              <text:h text:style-name="P29" text:outline-level="2">References</text:h>
            </text:list-item>
          </text:list>
        </text:list-item>
      </text:list>
      <text:list xml:id="list3541754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35448042" text:continue-list="list35440919"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A1" office:value-type="string">
            <text:p text:style-name="Table_20_Contents"><text:modification-date style:data-style-name="N37">21/04/09</text:modification-date></text:p>
          </table:table-cell>
          <table:table-cell table:style-name="History.A1" office:value-type="string">
            <text:p text:style-name="Table_20_Contents">Added the Combinatorial Testing section, and -o libraries</text:p>
          </table:table-cell>
        </table:table-row>
      </table:table>
      <text:p text:style-name="Table"><text:span text:style-name="Caption_20_characters"/></text:p>
      <text:list xml:id="list35438909"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3545117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444310"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_0.1_090114.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_0.1_090114.jar -vdmsl flat.lib -e "f(10)"</text:span></text:p>
      <text:p text:style-name="P12">Loaded 1 module from flat.lib in 0.187 secs</text:p>
      <text:p text:style-name="P12">Initialized 1 module in 0.0 secs. </text:p>
      <text:p text:style-name="P12">3628800</text:p>
      <text:p text:style-name="P12">Bye</text:p>
      <text:p text:style-name="P12"/>
      <text:list xml:id="list35438024" text:continue-numbering="true" text:style-name="Outline">
        <text:list-item>
          <text:list>
            <text:list-item>
              <text:h text:style-name="P30"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5430729" text:continue-numbering="true" text:style-name="Outline">
        <text:list-item>
          <text:list>
            <text:list-item>
              <text:h text:style-name="P30"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oft-page-break/><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5441807" text:continue-numbering="true" text:style-name="Outline">
        <text:list-item>
          <text:list>
            <text:list-item>
              <text:list>
                <text:list-item>
                  <text:h text:style-name="P32"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5430395" text:continue-numbering="true" text:style-name="Outline">
        <text:list-item>
          <text:list>
            <text:list-item>
              <text:h text:style-name="P31" text:outline-level="2">Debugging</text:h>
              <text:list>
                <text:list-item>
                  <text:h text:style-name="P32"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text:soft-page-break/>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35447540"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44994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stat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5453853"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5431708"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5444394"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21/04/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6</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7</text:page-number> of <text:page-count style:num-format="1">2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21/04/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52</meta:editing-cycles>
    <meta:editing-duration>PT09H00M26S</meta:editing-duration>
    <dc:date>2009-04-21T15:33:55.48</dc:date>
    <dc:creator>Nick Battle</dc:creator>
    <meta:keyword>VDMJ</meta:keyword>
    <dc:subject>VDMJ</dc:subject>
    <meta:document-statistic meta:table-count="5" meta:image-count="0" meta:object-count="0" meta:page-count="27" meta:paragraph-count="1069" meta:word-count="8568" meta:character-count="50513"/>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